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1000001754E858664E81DA15E.png" manifest:media-type="image/png"/>
  <manifest:file-entry manifest:full-path="Pictures/100000000000054B0000023C14651FBC58B9682E.png" manifest:media-type="image/png"/>
  <manifest:file-entry manifest:full-path="Pictures/1000000000000672000002E3BF2F4B9C563FEDFD.png" manifest:media-type="image/png"/>
  <manifest:file-entry manifest:full-path="Pictures/100000000000054E0000024ADE2E13D18721B75B.png" manifest:media-type="image/png"/>
  <manifest:file-entry manifest:full-path="Pictures/100000000000055F000001E8AA0509887CEB18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f21" officeooo:paragraph-rsid="0007bf21"/>
    </style:style>
    <style:style style:name="P2" style:family="paragraph" style:parent-style-name="Standard">
      <style:text-properties officeooo:rsid="0009ae80" officeooo:paragraph-rsid="0009ae80"/>
    </style:style>
    <style:style style:name="P3" style:family="paragraph" style:parent-style-name="Standard">
      <style:text-properties officeooo:rsid="000e5c98" officeooo:paragraph-rsid="000e5c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ormula – field</text:p>
      <text:p text:style-name="P1"/>
      <text:p text:style-name="P1"><draw:frame draw:style-name="fr2" draw:name="Image1" text:anchor-type="char" svg:x="0.0583in" svg:y="0.061in" svg:width="6.6929in" svg:height="2.3752in" draw:z-index="2"><draw:image xlink:href="Pictures/100000000000055F000001E8AA0509887CEB18BD.png" xlink:type="simple" xlink:show="embed" xlink:actuate="onLoad" loext:mime-type="image/png"/></draw:frame></text:p>
      <text:p text:style-name="P1"/>
      <text:p text:style-name="P2">Roll-up Summary</text:p>
      <text:p text:style-name="P1"/>
      <text:p text:style-name="P1"><draw:frame draw:style-name="fr1" draw:name="Image2" text:anchor-type="char" svg:width="6.6929in" svg:height="2.8252in" draw:z-index="0"><draw:image xlink:href="Pictures/100000000000054B0000023C14651FBC58B9682E.png" xlink:type="simple" xlink:show="embed" xlink:actuate="onLoad" loext:mime-type="image/png"/></draw:frame></text:p>
      <text:p text:style-name="P1"><draw:frame draw:style-name="fr2" draw:name="Image3" text:anchor-type="char" svg:x="0in" svg:y="0.0484in" svg:width="6.6929in" svg:height="2.8882in" draw:z-index="1"><draw:image xlink:href="Pictures/100000000000054E0000024ADE2E13D18721B75B.png" xlink:type="simple" xlink:show="embed" xlink:actuate="onLoad" loext:mime-type="image/png"/></draw:frame></text:p>
      <text:p text:style-name="P1"/>
      <text:p text:style-name="P1"><text:soft-page-break/></text:p>
      <text:p text:style-name="P3">Validation Rule</text:p>
      <text:p text:style-name="P1"/>
      <text:p text:style-name="P1"><draw:frame draw:style-name="fr1" draw:name="Image5" text:anchor-type="char" svg:width="6.6929in" svg:height="2.1354in" draw:z-index="4"><draw:image xlink:href="Pictures/1000000000000491000001754E858664E81DA15E.png" xlink:type="simple" xlink:show="embed" xlink:actuate="onLoad" loext:mime-type="image/png"/></draw:frame></text:p>
      <text:p text:style-name="P1"/>
      <text:p text:style-name="P1"><draw:frame draw:style-name="fr1" draw:name="Image4" text:anchor-type="char" svg:width="6.6929in" svg:height="2.9972in" draw:z-index="3"><draw:image xlink:href="Pictures/1000000000000672000002E3BF2F4B9C563FEDF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22:19:33.077241500</meta:creation-date>
    <dc:date>2021-11-12T00:32:09.203830798</dc:date>
    <meta:editing-duration>PT1H42M4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2" meta:paragraph-count="3" meta:word-count="6" meta:character-count="45" meta:non-whitespace-character-count="41"/>
  </office:meta>
</office:document-meta>
</file>